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pitch="variable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style:font-name="OpenSymbol1" officeooo:rsid="0007d3c2" officeooo:paragraph-rsid="0007d3c2"/>
    </style:style>
    <style:style style:name="P2" style:family="paragraph" style:parent-style-name="Standard">
      <style:text-properties fo:font-variant="normal" fo:text-transform="none" fo:color="#202122" loext:opacity="100%" style:font-name="OpenSymbol1" fo:font-size="12pt" fo:letter-spacing="normal" fo:font-style="normal" fo:font-weight="normal" officeooo:rsid="0007d3c2" officeooo:paragraph-rsid="0007d3c2" style:font-name-asian="OpenSymbol" style:font-size-asian="12pt" style:font-name-complex="OpenSymbol" style:font-size-complex="12pt"/>
    </style:style>
    <style:style style:name="P3" style:family="paragraph" style:parent-style-name="Standard">
      <style:text-properties fo:font-variant="normal" fo:text-transform="none" fo:color="#202122" loext:opacity="100%" style:font-name="OpenSymbol1" fo:font-size="12pt" fo:letter-spacing="normal" fo:font-style="normal" fo:font-weight="normal" officeooo:rsid="00098bd4" officeooo:paragraph-rsid="00098bd4" style:font-name-asian="OpenSymbol" style:font-size-asian="12pt" style:font-name-complex="OpenSymbol" style:font-size-complex="12pt"/>
    </style:style>
    <style:style style:name="P4" style:family="paragraph" style:parent-style-name="Standard">
      <style:text-properties fo:color="#202122" loext:opacity="100%" style:font-name="OpenSymbol1" fo:font-size="12pt" fo:font-weight="normal" officeooo:paragraph-rsid="00098bd4"/>
    </style:style>
    <style:style style:name="P5" style:family="paragraph" style:parent-style-name="Standard">
      <style:text-properties style:use-window-font-color="true" loext:opacity="0%" style:font-name="OpenSymbol1" fo:font-size="12pt" fo:font-weight="normal" officeooo:paragraph-rsid="00098bd4" fo:background-color="transparent"/>
    </style:style>
    <style:style style:name="P6" style:family="paragraph" style:parent-style-name="Standard">
      <style:text-properties style:font-name="OpenSymbol1" officeooo:rsid="0007d3c2" officeooo:paragraph-rsid="0007d3c2"/>
    </style:style>
    <style:style style:name="P7" style:family="paragraph" style:parent-style-name="Standard">
      <style:text-properties officeooo:paragraph-rsid="000a501a"/>
    </style:style>
    <style:style style:name="T1" style:family="text">
      <style:text-properties officeooo:rsid="0007d3c2"/>
    </style:style>
    <style:style style:name="T2" style:family="text">
      <style:text-properties fo:font-variant="normal" fo:text-transform="none" fo:color="#202122" loext:opacity="100%" fo:font-size="12pt" fo:letter-spacing="normal" fo:font-style="normal" fo:font-weight="normal" style:font-name-asian="OpenSymbol" style:font-size-asian="12pt" style:font-name-complex="OpenSymbol" style:font-size-complex="12pt"/>
    </style:style>
    <style:style style:name="T3" style:family="text">
      <style:text-properties fo:font-variant="normal" fo:text-transform="none" fo:color="#202122" loext:opacity="100%" fo:font-size="12pt" fo:letter-spacing="normal" officeooo:rsid="0007d3c2" style:font-name-asian="OpenSymbol" style:font-size-asian="12pt" style:font-name-complex="OpenSymbol" style:font-size-complex="12pt"/>
    </style:style>
    <style:style style:name="T4" style:family="text">
      <style:text-properties fo:font-variant="normal" fo:text-transform="none" fo:color="#202122" loext:opacity="100%" style:font-name="sans-serif" fo:font-size="8.39999961853027pt" fo:letter-spacing="normal" fo:font-style="normal" fo:font-weight="normal" officeooo:rsid="0007d3c2" style:font-name-asian="OpenSymbol" style:font-size-asian="12pt" style:font-name-complex="OpenSymbol" style:font-size-complex="12pt"/>
    </style:style>
    <style:style style:name="T5" style:family="text">
      <style:text-properties fo:font-variant="normal" fo:text-transform="none" fo:color="#202122" loext:opacity="100%" style:font-name="OpenSymbol1" fo:font-size="12pt" fo:letter-spacing="normal" fo:font-style="normal" fo:font-weight="normal" style:font-name-asian="OpenSymbol" style:font-size-asian="12pt" style:font-name-complex="OpenSymbol" style:font-size-complex="12pt"/>
    </style:style>
    <style:style style:name="T6" style:family="text">
      <style:text-properties fo:font-variant="normal" fo:text-transform="none" fo:color="#202122" loext:opacity="100%" style:font-name="OpenSymbol1" fo:font-size="12pt" fo:letter-spacing="normal" fo:font-style="normal" fo:font-weight="normal" officeooo:rsid="0007d3c2" style:font-name-asian="OpenSymbol" style:font-size-asian="12pt" style:font-name-complex="OpenSymbol" style:font-size-complex="12pt"/>
    </style:style>
    <style:style style:name="T7" style:family="text">
      <style:text-properties fo:font-variant="normal" fo:text-transform="none" fo:color="#202122" loext:opacity="100%" style:font-name="OpenSymbol1" fo:font-size="12pt" fo:letter-spacing="normal" fo:font-style="normal" fo:font-weight="normal" officeooo:rsid="000a501a" style:font-name-asian="OpenSymbol" style:font-size-asian="12pt" style:font-name-complex="OpenSymbol" style:font-size-complex="12pt"/>
    </style:style>
    <style:style style:name="T8" style:family="text">
      <style:text-properties fo:font-variant="normal" fo:text-transform="none" fo:color="#202122" loext:opacity="100%" style:font-name="OpenSymbol1" fo:font-size="12pt" fo:letter-spacing="normal" officeooo:rsid="0007d3c2" style:font-name-asian="OpenSymbol" style:font-size-asian="12pt" style:font-name-complex="OpenSymbol" style:font-size-complex="12pt"/>
    </style:style>
    <style:style style:name="T9" style:family="text">
      <style:text-properties fo:font-variant="normal" fo:text-transform="none" fo:color="#202122" loext:opacity="100%" style:font-name="OpenSymbol1" fo:font-size="8.39999961853027pt" fo:letter-spacing="normal" fo:font-style="normal" fo:font-weight="normal" officeooo:rsid="0007d3c2" style:font-name-asian="OpenSymbol" style:font-size-asian="12pt" style:font-name-complex="OpenSymbol" style:font-size-complex="12pt"/>
    </style:style>
    <style:style style:name="T10" style:family="text">
      <style:text-properties fo:font-variant="normal" fo:text-transform="none" fo:color="#202122" loext:opacity="100%" style:font-name="OpenSymbol" fo:font-size="12pt" fo:letter-spacing="normal" fo:font-style="normal" fo:font-weight="normal" officeooo:rsid="000a501a" style:font-name-asian="OpenSymbol" style:font-size-asian="12pt" style:font-name-complex="OpenSymbol" style:font-size-complex="12pt"/>
    </style:style>
    <style:style style:name="T11" style:family="text">
      <style:text-properties fo:font-variant="normal" fo:text-transform="none" fo:letter-spacing="normal" fo:font-style="normal" officeooo:rsid="00098bd4" style:font-name-asian="OpenSymbol" style:font-size-asian="12pt" style:font-name-complex="OpenSymbol" style:font-size-complex="12pt"/>
    </style:style>
    <style:style style:name="T12" style:family="text">
      <style:text-properties fo:font-variant="normal" fo:text-transform="none" fo:letter-spacing="normal" fo:font-style="normal" fo:font-weight="bold" officeooo:rsid="00098bd4" style:font-name-asian="OpenSymbol" style:font-size-asian="12pt" style:font-weight-asian="bold" style:font-name-complex="OpenSymbol" style:font-size-complex="12pt" style:font-weight-complex="bold"/>
    </style:style>
    <style:style style:name="T13" style:family="text">
      <style:text-properties fo:font-variant="normal" fo:text-transform="none" fo:letter-spacing="normal" fo:font-style="normal" fo:font-weight="bold" officeooo:rsid="00098bd4" style:font-name-asian="OpenSymbol" style:font-size-asian="12pt" style:font-weight-asian="normal" style:font-name-complex="OpenSymbol" style:font-size-complex="12pt" style:font-weight-complex="normal"/>
    </style:style>
    <style:style style:name="T14" style:family="text">
      <style:text-properties fo:font-variant="normal" fo:text-transform="none" fo:letter-spacing="normal" fo:font-style="normal" fo:font-weight="bold" officeooo:rsid="00098bd4" fo:background-color="#d4d253" loext:char-shading-value="0" style:font-name-asian="OpenSymbol" style:font-size-asian="12pt" style:font-weight-asian="bold" style:font-name-complex="OpenSymbol" style:font-size-complex="12pt" style:font-weight-complex="bold"/>
    </style:style>
    <style:style style:name="T15" style:family="text">
      <style:text-properties fo:font-variant="normal" fo:text-transform="none" fo:letter-spacing="normal" fo:font-style="normal" fo:font-weight="bold" officeooo:rsid="00098bd4" fo:background-color="#42240d" loext:char-shading-value="0" style:font-name-asian="OpenSymbol" style:font-size-asian="12pt" style:font-weight-asian="bold" style:font-name-complex="OpenSymbol" style:font-size-complex="12pt" style:font-weight-complex="bold"/>
    </style:style>
    <style:style style:name="T16" style:family="text">
      <style:text-properties fo:font-variant="normal" fo:text-transform="none" fo:letter-spacing="normal" fo:font-style="normal" fo:font-weight="bold" officeooo:rsid="00098bd4" fo:background-color="#fcb1ca" loext:char-shading-value="0" style:font-name-asian="OpenSymbol" style:font-size-asian="12pt" style:font-weight-asian="bold" style:font-name-complex="OpenSymbol" style:font-size-complex="12pt" style:font-weight-complex="bold"/>
    </style:style>
    <style:style style:name="T17" style:family="text">
      <style:text-properties fo:font-variant="normal" fo:text-transform="none" fo:color="#ffffff" loext:opacity="100%" fo:letter-spacing="normal" fo:font-style="normal" fo:font-weight="bold" officeooo:rsid="00098bd4" fo:background-color="#3cb04a" loext:char-shading-value="0" style:font-name-asian="OpenSymbol" style:font-size-asian="12pt" style:font-weight-asian="bold" style:font-name-complex="OpenSymbol" style:font-size-complex="12pt" style:font-weight-complex="bold"/>
    </style:style>
    <style:style style:name="T18" style:family="text">
      <style:text-properties fo:font-size="12pt" officeooo:rsid="0007d3c2" style:font-name-asian="OpenSymbol" style:font-size-asian="12pt" style:font-name-complex="OpenSymbol" style:font-size-complex="12pt"/>
    </style:style>
    <style:style style:name="T19" style:family="text">
      <style:text-properties fo:font-size="12pt" officeooo:rsid="000a501a" style:font-name-asian="OpenSymbol" style:font-size-asian="12pt" style:font-name-complex="OpenSymbol" style:font-size-complex="12pt"/>
    </style:style>
    <style:style style:name="T20" style:family="text">
      <style:text-properties officeooo:rsid="000a501a"/>
    </style:style>
    <style:style style:name="T21" style:family="text">
      <style:text-properties style:font-name="OpenSymbol" officeooo:rsid="000a501a" style:font-name-asian="OpenSymbol" style:font-name-complex="OpenSymbol"/>
    </style:style>
    <style:style style:name="T22" style:family="text">
      <style:text-properties style:font-name="OpenSymbol" fo:font-size="12pt" officeooo:rsid="000a501a" style:font-name-asian="OpenSymbol" style:font-size-asian="12pt" style:font-name-complex="OpenSymbol" style:font-size-complex="12pt"/>
    </style:style>
    <style:style style:name="T23" style:family="text">
      <style:text-properties style:font-name="OpenSymbol1" officeooo:rsid="0007d3c2"/>
    </style:style>
    <style:style style:name="T24" style:family="text">
      <style:text-properties style:font-name="OpenSymbol1" fo:font-size="12pt" officeooo:rsid="0007d3c2" style:font-name-asian="OpenSymbol" style:font-size-asian="12pt" style:font-name-complex="OpenSymbol" style:font-size-complex="12pt"/>
    </style:style>
    <style:style style:name="T25" style:family="text">
      <style:text-properties style:font-name="OpenSymbol1" fo:font-size="12pt" officeooo:rsid="000a501a" style:font-name-asian="OpenSymbol" style:font-size-asian="12pt" style:font-name-complex="OpenSymbol" style:font-size-complex="12pt"/>
    </style:style>
    <style:style style:name="T26" style:family="text">
      <style:text-properties style:font-name="Liberation Serif" officeooo:rsid="000a501a" style:font-name-asian="Liberation Serif" style:font-name-complex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vel file must contain:</text:p>
      <text:p text:style-name="P1"><text:tab/><text:span text:style-name="T20">A number: f </text:span><text:span text:style-name="T21">∈ ℕ </text:span><text:span text:style-name="T26">≤</text:span><text:span text:style-name="T21"> 65535</text:span></text:p>
      <text:p text:style-name="P7"><text:span text:style-name="T23"><text:tab/>Two numbers: </text:span><text:span text:style-name="T24">x, y ∈ </text:span><text:span text:style-name="T8">−</text:span><text:span text:style-name="T6">32,767 </text:span><text:span text:style-name="T7">≤ </text:span><text:span text:style-name="T25">ℤ ≤</text:span><text:span text:style-name="T24"> </text:span><text:span text:style-name="T6">32,767 </text:span></text:p>
      <text:p text:style-name="P2">Next lines contains characters from English alphabet <text:span text:style-name="T20">of the length</text:span> x repeated y times.</text:p>
      <text:p text:style-name="P2"/>
      <text:p text:style-name="P3">Colored background:</text:p>
      <text:p text:style-name="P4"><text:span text:style-name="T11"><text:tab/></text:span><text:span text:style-name="T12">. -</text:span><text:span text:style-name="T13"> <text:tab/></text:span><text:span text:style-name="T17"> <text:s text:c="3"/></text:span></text:p>
      <text:p text:style-name="P5"><text:span text:style-name="T12"><text:tab/>, - <text:tab/></text:span><text:span text:style-name="T14"> <text:s text:c="3"/></text:span><text:span text:style-name="T12"><text:s/></text:span></text:p>
      <text:p text:style-name="P5"><text:span text:style-name="T12"><text:tab/># - <text:s/><text:tab/></text:span><text:span text:style-name="T15"> <text:s text:c="3"/></text:span><text:span text:style-name="T12"><text:s/></text:span></text:p>
      <text:p text:style-name="P5"><text:span text:style-name="T12"><text:tab/>@ - <text:tab/></text:span><text:span text:style-name="T16"> <text:s text:c="3"/></text:span><text:span text:style-name="T12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pitch="variable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nat Babacaev</meta:initial-creator>
    <meta:creation-date>2022-12-18T10:53:11.839000000</meta:creation-date>
    <dc:date>2022-12-19T21:31:29.172000000</dc:date>
    <dc:creator>Renat Babacaev</dc:creator>
    <meta:editing-duration>PT22M45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9" meta:word-count="45" meta:character-count="239" meta:non-whitespace-character-count="168"/>
  </office:meta>
</office:document-meta>
</file>